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C00000548007D17BEC0EAE8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992cm" fo:min-width="7.834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2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2pt"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ontserrat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812cm" svg:height="19.5cm" svg:x="-1.5cm" svg:y="-1.25cm">
          <draw:image xlink:href="Pictures/100000000000074C00000548007D17BEC0EAE8A2.jpg" xlink:type="simple" xlink:show="embed" xlink:actuate="onLoad" draw:mime-type="image/jpeg">
            <text:p/>
          </draw:image>
        </draw:frame>
        <draw:custom-shape draw:style-name="gr2" draw:text-style-name="P3" draw:layer="layout" svg:width="9cm" svg:height="3.5cm" svg:x="20.75cm" svg:y="1.75cm">
          <text:p text:style-name="P2"><text:span text:style-name="T1">...Our independence day!</text:span></text:p>
          <draw:enhanced-geometry svg:viewBox="0 0 21600 21600" draw:text-areas="800 800 20800 20800" draw:type="round-rectangular-callout" draw:modifiers="3729.18564603933 34494.6015424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8M7S</meta:editing-duration>
    <meta:editing-cycles>5</meta:editing-cycles>
    <meta:generator>LibreOffice/7.3.7.2$Linux_X86_64 LibreOffice_project/30$Build-2</meta:generator>
    <dc:date>2023-12-23T14:25:15.082056828</dc:date>
    <meta:document-statistic meta:object-count="3"/>
  </office:meta>
</office:document-meta>
</file>